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7.624cm"/>
    </style:style>
    <style:style style:name="co5" style:family="table-column">
      <style:table-column-properties fo:break-before="auto" style:column-width="18.768cm"/>
    </style:style>
    <style:style style:name="co6" style:family="table-column">
      <style:table-column-properties fo:break-before="auto" style:column-width="5.151cm"/>
    </style:style>
    <style:style style:name="co7" style:family="table-column">
      <style:table-column-properties fo:break-before="auto" style:column-width="13.466cm"/>
    </style:style>
    <style:style style:name="co8" style:family="table-column">
      <style:table-column-properties fo:break-before="auto" style:column-width="6.115cm"/>
    </style:style>
    <style:style style:name="co9" style:family="table-column">
      <style:table-column-properties fo:break-before="auto" style:column-width="6.366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14.291cm"/>
    </style:style>
    <style:style style:name="co12" style:family="table-column">
      <style:table-column-properties fo:break-before="auto" style:column-width="4.754cm"/>
    </style:style>
    <style:style style:name="co13" style:family="table-column">
      <style:table-column-properties fo:break-before="auto" style:column-width="3.32cm"/>
    </style:style>
    <style:style style:name="co14" style:family="table-column">
      <style:table-column-properties fo:break-before="auto" style:column-width="3.274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58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dddddd" fo:border="0.74pt solid #000000"/>
    </style:style>
    <style:style style:name="ce24" style:family="table-cell" style:parent-style-name="Default">
      <style:text-properties style:font-name="Liberation Serif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1" style:family="table-cell" style:parent-style-name="Default">
      <style:table-cell-properties fo:border="0.74pt solid #000000"/>
      <style:text-properties style:font-name="Liberation Serif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5" style:family="table-cell" style:parent-style-name="Default">
      <style:table-cell-properties fo:border-bottom="none" fo:border-left="0.74pt solid #000000" fo:border-right="none" fo:border-top="none"/>
    </style:style>
    <style:style style:name="ce4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7" style:family="table-cell" style:parent-style-name="Default">
      <style:table-cell-properties fo:background-color="#ffc1b1"/>
      <style:text-properties fo:color="#c9211e"/>
    </style:style>
    <style:style style:name="ce48" style:family="table-cell" style:parent-style-name="Default">
      <style:table-cell-properties fo:background-color="#ffc1b1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/>
    </style:style>
    <style:style style:name="ce50" style:family="table-cell" style:parent-style-name="Default">
      <style:table-cell-properties fo:border-bottom="none" fo:border-left="0.74pt solid #000000" fo:border-right="0.74pt solid #000000" fo:border-top="none"/>
    </style:style>
    <style:style style:name="ce51" style:family="table-cell" style:parent-style-name="Default">
      <style:table-cell-properties fo:border-bottom="0.74pt solid #000000" fo:background-color="#caffc0" fo:border-left="none" fo:border-right="none" fo:border-top="0.74pt solid #000000"/>
    </style:style>
    <style:style style:name="ce52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39" style:family="table-cell" style:parent-style-name="Default">
      <style:table-cell-properties fo:border="none"/>
      <style:text-properties style:font-name="Liberation Serif"/>
    </style:style>
    <style:style style:name="ce5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none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</style:style>
    <style:style style:name="ce77" style:family="table-cell" style:parent-style-name="Default">
      <style:table-cell-properties fo:background-color="#eeeeee" fo:border="0.74pt solid #000000"/>
    </style:style>
    <style:style style:name="ce7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3" style:family="table-cell" style:parent-style-name="Default">
      <style:table-cell-properties fo:background-color="#ffff00"/>
    </style:style>
    <style:style style:name="ce84" style:family="table-cell" style:parent-style-name="Default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7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Оценка коренных причин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2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Матрица парных сравнений коренных причин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3" table:number-rows-spanned="1">
            <text:p>Ранги коренных причин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x8</text:p>
          </table:table-cell>
          <table:table-cell/>
          <table:table-cell office:value-type="string" calcext:value-type="string">
            <text:p> </text:p>
          </table:table-cell>
          <table:table-cell table:style-name="ce7" office:value-type="string" calcext:value-type="string">
            <text:p>Сумма</text:p>
          </table:table-cell>
          <table:table-cell table:style-name="ce9" office:value-type="string" calcext:value-type="string">
            <text:p>Обобщенный ранг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1</text:p>
          </table:table-cell>
          <table:table-cell table:formula="of:=SUM([.B3:.I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2</text:p>
          </table:table-cell>
          <table:table-cell table:formula="of:=SUM([.B4:.I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3</text:p>
          </table:table-cell>
          <table:table-cell table:formula="of:=SUM([.B5:.I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4</text:p>
          </table:table-cell>
          <table:table-cell table:formula="of:=SUM([.B6:.I6])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5</text:p>
          </table:table-cell>
          <table:table-cell table:formula="of:=SUM([.B7:.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table:formula="of:=SUM([.B8:.I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7</text:p>
          </table:table-cell>
          <table:table-cell table:formula="of:=SUM([.B9:.I9]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8</text:p>
          </table:table-cell>
          <table:table-cell table:formula="of:=SUM([.B10:.I1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Шкала относительной важности" table:style-name="ta1">
        <table:table-column table:style-name="co3" table:default-cell-style-name="ce26"/>
        <table:table-column table:style-name="co4" table:default-cell-style-name="ce29"/>
        <table:table-column table:style-name="co5" table:default-cell-style-name="ce26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4">
          <table:table-cell table:style-name="ce25" office:value-type="string" calcext:value-type="string">
            <text:p>Оценка важности</text:p>
          </table:table-cell>
          <table:table-cell table:style-name="ce25" office:value-type="string" calcext:value-type="string">
            <text:p>Определение</text:p>
          </table:table-cell>
          <table:table-cell table:style-name="ce25" office:value-type="string" calcext:value-type="string">
            <text:p>Объяснения</text:p>
          </table:table-cell>
          <table:table-cell/>
          <table:table-cell table:style-name="ce36" office:value-type="string" calcext:value-type="string">
            <text:p>Размер матрицы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Равная важность</text:p>
          </table:table-cell>
          <table:table-cell office:value-type="string" calcext:value-type="string">
            <text:p>Равный вклад двух элементов в цель</text:p>
          </table:table-cell>
          <table:table-cell/>
          <table:table-cell table:style-name="ce36" office:value-type="string" calcext:value-type="string">
            <text:p>Случайная согласованность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0.58" calcext:value-type="float">
            <text:p>0,58</text:p>
          </table:table-cell>
          <table:table-cell table:style-name="ce26" office:value-type="float" office:value="0.9" calcext:value-type="float">
            <text:p>0,9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Умеренное превосходство</text:p>
          </table:table-cell>
          <table:table-cell office:value-type="string" calcext:value-type="string">
            <text:p>Опыт и суждения даёт легкое превосходство одному элементу над другим</text:p>
          </table:table-cell>
          <table:table-cell table:number-columns-repeated="6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Существенное или сильное превосходство</text:p>
          </table:table-cell>
          <table:table-cell office:value-type="string" calcext:value-type="string">
            <text:p>Опыт и суждения дают сильное превосходство одному элементу над другим</text:p>
          </table:table-cell>
          <table:table-cell table:number-columns-repeated="6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Значительное превосходство</text:p>
          </table:table-cell>
          <table:table-cell office:value-type="string" calcext:value-type="string">
            <text:p>Родному элементу даётся настолько сильное превосходство, что оно становится практически значительным</text:p>
          </table:table-cell>
          <table:table-cell table:number-columns-repeated="6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Очень сильное превосходство</text:p>
          </table:table-cell>
          <table:table-cell office:value-type="string" calcext:value-type="string">
            <text:p>Очевидность превосходства одного элемента над другим подтверждается наиболее сильно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2,3,6,8</text:p>
          </table:table-cell>
          <table:table-cell office:value-type="string" calcext:value-type="string">
            <text:p>Промежуточные значения</text:p>
          </table:table-cell>
          <table:table-cell office:value-type="string" calcext:value-type="string">
            <text:p>Применяются в компромиссном случае</text:p>
          </table:table-cell>
          <table:table-cell table:number-columns-repeated="6"/>
        </table:table-row>
      </table:table>
      <table:table table:name="Оценка_целей" table:style-name="ta1">
        <table:table-column table:style-name="co1" table:number-columns-repeated="22" table:default-cell-style-name="ce24"/>
        <table:table-row table:style-name="ro4">
          <table:table-cell table:number-columns-repeated="10"/>
          <table:table-cell table:style-name="ce42" office:value-type="string" calcext:value-type="string" table:number-columns-spanned="3" table:number-rows-spanned="1">
            <text:p>Подцели глобальной цели</text:p>
          </table:table-cell>
          <table:covered-table-cell table:number-columns-repeated="2" table:style-name="ce31"/>
          <table:table-cell table:number-columns-repeated="9"/>
        </table:table-row>
        <table:table-row table:style-name="ro4">
          <table:table-cell table:number-columns-repeated="10"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10"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10"/>
          <table:table-cell table:style-name="ce30" office:value-type="string" calcext:value-type="string">
            <text:p>a2</text:p>
          </table:table-cell>
          <table:table-cell table:style-name="ce33" table:formula="of:=1/[.M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42" office:value-type="string" calcext:value-type="string" table:number-columns-spanned="3" table:number-rows-spanned="1">
            <text:p>Цели для обеспечения системы</text:p>
            <text:p> управления изменениями проекта</text:p>
          </table:table-cell>
          <table:covered-table-cell table:number-columns-repeated="2" table:style-name="ce31"/>
          <table:table-cell table:number-columns-repeated="8"/>
          <table:table-cell table:style-name="ce42" office:value-type="string" calcext:value-type="string" table:number-columns-spanned="3" table:number-rows-spanned="1">
            <text:p>Цели для обеспечения процесса</text:p>
            <text:p> Согласования этапов с заказчиком </text:p>
          </table:table-cell>
          <table:covered-table-cell table:number-columns-repeated="2" table:style-name="ce31"/>
          <table:table-cell table:number-columns-repeated="4"/>
        </table:table-row>
        <table:table-row table:style-name="ro6">
          <table:table-cell table:number-columns-repeated="4"/>
          <table:table-cell table:style-name="ce30"/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4</text:p>
          </table:table-cell>
          <table:table-cell table:number-columns-repeated="8"/>
          <table:table-cell table:style-name="ce30"/>
          <table:table-cell table:style-name="ce30" office:value-type="string" calcext:value-type="string">
            <text:p>a5</text:p>
          </table:table-cell>
          <table:table-cell table:style-name="ce30" office:value-type="string" calcext:value-type="string">
            <text:p>a6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F8]" office:value-type="float" office:value="0.333333333333333" calcext:value-type="float">
            <text:p>0,333333333333333</text:p>
          </table:table-cell>
          <table:table-cell table:number-columns-repeated="8"/>
          <table:table-cell table:style-name="ce30" office:value-type="string" calcext:value-type="string">
            <text:p>a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4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/>
          <table:table-cell table:style-name="ce30" office:value-type="string" calcext:value-type="string">
            <text:p>a6</text:p>
          </table:table-cell>
          <table:table-cell table:style-name="ce33" table:formula="of:=1/[.R7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number-columns-repeated="22"/>
        </table:table-row>
        <table:table-row table:style-name="ro5">
          <table:table-cell table:style-name="ce42" office:value-type="string" calcext:value-type="string" table:number-columns-spanned="5" table:number-rows-spanned="1">
            <text:p>Цели для обеспечения системы управления требованиями</text:p>
          </table:table-cell>
          <table:covered-table-cell table:number-columns-repeated="4" table:style-name="ce31"/>
          <table:table-cell office:value-type="string" calcext:value-type="string">
            <text:p><text:s/></text:p>
          </table:table-cell>
          <table:table-cell table:style-name="ce33" office:value-type="string" calcext:value-type="string" table:number-columns-spanned="5" table:number-rows-spanned="1">
            <text:p>Цели для обеспечения оценки рисков </text:p>
            <text:p>Миграции проекта на другую платформу</text:p>
          </table:table-cell>
          <table:covered-table-cell table:number-columns-repeated="4" table:style-name="ce31"/>
          <table:table-cell/>
          <table:table-cell table:style-name="ce33" office:value-type="string" calcext:value-type="string" table:number-columns-spanned="4" table:number-rows-spanned="1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covered-table-cell table:number-columns-repeated="3" table:style-name="ce31"/>
          <table:table-cell/>
          <table:table-cell table:style-name="ce42" office:value-type="string" calcext:value-type="string" table:number-columns-spanned="5" table:number-rows-spanned="1">
            <text:p>Цели для введения системы мониторинга лояльности заказчика</text:p>
          </table:table-cell>
          <table:covered-table-cell table:number-columns-repeated="4" table:style-name="ce31"/>
        </table:table-row>
        <table:table-row table:style-name="ro7"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/>
          <table:table-cell table:style-name="ce30"/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 table:style-name="ce30" office:value-type="string" calcext:value-type="string">
            <text:p>a11</text:p>
          </table:table-cell>
          <table:table-cell/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/>
          <table:table-cell table:style-name="ce30"/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 table:style-name="ce30" office:value-type="string" calcext:value-type="string">
            <text:p>a13</text:p>
          </table:table-cell>
          <table:table-cell table:style-name="ce30" office:value-type="string" calcext:value-type="string">
            <text:p>a14</text:p>
          </table:table-cell>
        </table:table-row>
        <table:table-row table:style-name="ro4">
          <table:table-cell table:style-name="ce30" office:value-type="string" calcext:value-type="string">
            <text:p>a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B13]" office:value-type="float" office:value="0.333333333333333" calcext:value-type="float">
            <text:p>0,333333333333333</text:p>
          </table:table-cell>
          <table:table-cell table:style-name="ce33" table:formula="of:=1/[.B14]" office:value-type="float" office:value="0.333333333333333" calcext:value-type="float">
            <text:p>0,333333333333333</text:p>
          </table:table-cell>
          <table:table-cell table:style-name="ce33" table:formula="of:=1/[.B15]" office:value-type="float" office:value="0.2" calcext:value-type="float">
            <text:p>0,2</text:p>
          </table:table-cell>
          <table:table-cell/>
          <table:table-cell table:style-name="ce30" office:value-type="string" calcext:value-type="string">
            <text:p>a8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H13]" office:value-type="float" office:value="0.333333333333333" calcext:value-type="float">
            <text:p>0,333333333333333</text:p>
          </table:table-cell>
          <table:table-cell table:style-name="ce33" table:formula="of:=1/[.H14]" office:value-type="float" office:value="0.333333333333333" calcext:value-type="float">
            <text:p>0,333333333333333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N13]" office:value-type="float" office:value="0.333333333333333" calcext:value-type="float">
            <text:p>0,333333333333333</text:p>
          </table:table-cell>
          <table:table-cell table:style-name="ce33" table:formula="of:=1/[.N14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4">
          <table:table-cell table:style-name="ce30" office:value-type="string" calcext:value-type="string">
            <text:p>a8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C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I14]" office:value-type="float" office:value="0.333333333333333" calcext:value-type="float">
            <text:p>0,333333333333333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33" table:formula="of:=1/[.T12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</table:table-row>
        <table:table-row table:style-name="ro4"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D13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D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10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P13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3</text:p>
          </table:table-cell>
          <table:table-cell table:style-name="ce33" table:formula="of:=1/[.U12]" office:value-type="float" office:value="0.333333333333333" calcext:value-type="float">
            <text:p>0,333333333333333</text:p>
          </table:table-cell>
          <table:table-cell table:style-name="ce33" table:formula="of:=1/[.U1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U15]" office:value-type="float" office:value="0.2" calcext:value-type="float">
            <text:p>0,2</text:p>
          </table:table-cell>
        </table:table-row>
        <table:table-row table:style-name="ro4">
          <table:table-cell table:style-name="ce30" office:value-type="string" calcext:value-type="string">
            <text:p>a1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3" table:formula="of:=1/[.K12]" office:value-type="float" office:value="1" calcext:value-type="float">
            <text:p>1</text:p>
          </table:table-cell>
          <table:table-cell table:style-name="ce33" table:formula="of:=1/[.K13]" office:value-type="float" office:value="0.333333333333333" calcext:value-type="float">
            <text:p>0,333333333333333</text:p>
          </table:table-cell>
          <table:table-cell table:style-name="ce33" table:formula="of:=1/[.K14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  <table:table-cell table:style-name="ce30" office:value-type="string" calcext:value-type="string">
            <text:p>a14</text:p>
          </table:table-cell>
          <table:table-cell table:style-name="ce33" table:formula="of:=1/[.V12]" office:value-type="float" office:value="1" calcext:value-type="float">
            <text:p>1</text:p>
          </table:table-cell>
          <table:table-cell table:style-name="ce33" table:formula="of:=1/[.V13]" office:value-type="float" office:value="0.333333333333333" calcext:value-type="float">
            <text:p>0,333333333333333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4" table:number-rows-repeated="1048557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Приоритеты" table:style-name="ta1">
        <table:table-column table:style-name="co7" table:default-cell-style-name="ce45"/>
        <table:table-column table:style-name="co8" table:default-cell-style-name="ce50"/>
        <table:table-column table:style-name="co9" table:default-cell-style-name="Default"/>
        <table:table-column table:style-name="co10" table:default-cell-style-name="ce52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 table:style-name="ce28" office:value-type="string" calcext:value-type="string">
            <text:p>Подцели глобальной цели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изменениями проекта</text:p>
          </table:table-cell>
          <table:table-cell table:style-name="ce49" table:formula="of:=POWER(PRODUCT([Оценка_целей.L3:.M3]); 0.5)" office:value-type="float" office:value="2.23606797749979" calcext:value-type="float">
            <text:p>2,23606797749979</text:p>
          </table:table-cell>
          <table:table-cell table:formula="of:=[.B2]/SUM([.B$2:.B$3])" office:value-type="float" office:value="0.833333333333333" calcext:value-type="float">
            <text:p>0,833333333333333</text:p>
          </table:table-cell>
          <table:table-cell table:formula="of:=[.C2]*1" office:value-type="float" office:value="0.833333333333333" calcext:value-type="float">
            <text:p>0,8333333333333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процесс согласования этапов с заказчиком </text:p>
          </table:table-cell>
          <table:table-cell table:style-name="ce49" table:formula="of:=POWER(PRODUCT([Оценка_целей.L4:.M4]); 0.5)" office:value-type="float" office:value="0.447213595499958" calcext:value-type="float">
            <text:p>0,447213595499958</text:p>
          </table:table-cell>
          <table:table-cell table:formula="of:=[.B3]/SUM([.B$2:.B$3])" office:value-type="float" office:value="0.166666666666667" calcext:value-type="float">
            <text:p>0,166666666666667</text:p>
          </table:table-cell>
          <table:table-cell table:formula="of:=[.C3]*1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L3:.L4])*[.C2] + SUM([Оценка_целей.M3:.M4])*[.C3]) - COUNT([.C2:.C3]))/(COUNT([.C2:.C3]) - 1)" office:value-type="float" office:value="0" calcext:value-type="float">
            <text:p>0</text:p>
          </table:table-cell>
          <table:table-cell table:style-name="ce51" table:formula="of:=[.B4]/0.0001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7" table:number-columns-repeated="4"/>
          <table:table-cell table:number-columns-repeated="3"/>
        </table:table-row>
        <table:table-row table:style-name="ro8">
          <table:table-cell table:style-name="ce28" office:value-type="string" calcext:value-type="string">
            <text:p>Цели для обеспечения системы</text:p>
            <text:p> управления изменениями проекта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требованиями</text:p>
          </table:table-cell>
          <table:table-cell table:formula="of:=POWER(PRODUCT([Оценка_целей.F7:.G7]); 0.5)" office:value-type="float" office:value="0.577350269189626" calcext:value-type="float">
            <text:p>0,577350269189626</text:p>
          </table:table-cell>
          <table:table-cell table:formula="of:=[.B7]/SUM([.B$7:.B$8])" office:value-type="float" office:value="0.25" calcext:value-type="float">
            <text:p>0,25</text:p>
          </table:table-cell>
          <table:table-cell table:formula="of:=[.C7]*[.$D$2]" office:value-type="float" office:value="0.208333333333333" calcext:value-type="float">
            <text:p>0,2083333333333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Заложить риски миграции проекта на другую платформу </text:p>
          </table:table-cell>
          <table:table-cell table:formula="of:=POWER(PRODUCT([Оценка_целей.F8:.G8]); 0.5)" office:value-type="float" office:value="1.73205080756888" calcext:value-type="float">
            <text:p>1,73205080756888</text:p>
          </table:table-cell>
          <table:table-cell table:formula="of:=[.B8]/SUM([.B$7:.B$8])" office:value-type="float" office:value="0.75" calcext:value-type="float">
            <text:p>0,75</text:p>
          </table:table-cell>
          <table:table-cell table:formula="of:=[.C8]*[.$D$2]" office:value-type="float" office:value="0.625" calcext:value-type="float">
            <text:p>0,625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F7:.F8])*[.C7] + SUM([Оценка_целей.G7:.G8])*[.C8]) - COUNT([.C7:.C8]))/(COUNT([.C7:.C8]) - 1)" office:value-type="float" office:value="0" calcext:value-type="float">
            <text:p>0</text:p>
          </table:table-cell>
          <table:table-cell table:style-name="ce51" table:formula="of:=[.B9]/0.00001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8">
          <table:table-cell table:style-name="ce28" office:value-type="string" calcext:value-type="string">
            <text:p>Цели для обеспечения процесса</text:p>
            <text:p> Согласования этапов с заказчиком 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анализировать и интегрировать систему управления командами</text:p>
          </table:table-cell>
          <table:table-cell table:formula="of:=POWER(PRODUCT([Оценка_целей.Q7:.R7]); 1/2)" office:value-type="float" office:value="2.23606797749979" calcext:value-type="float">
            <text:p>2,23606797749979</text:p>
          </table:table-cell>
          <table:table-cell table:formula="of:=[.B12]/SUM([.B$12:.B$13])" office:value-type="float" office:value="0.833333333333333" calcext:value-type="float">
            <text:p>0,833333333333333</text:p>
          </table:table-cell>
          <table:table-cell table:formula="of:=[.C12]*[.$D$3]" office:value-type="float" office:value="0.138888888888889" calcext:value-type="float">
            <text:p>0,13888888888888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Ввести систему мониторинга лояльности заказчика</text:p>
          </table:table-cell>
          <table:table-cell table:formula="of:=POWER(PRODUCT([Оценка_целей.Q8:.R8]); 1/2)" office:value-type="float" office:value="0.447213595499958" calcext:value-type="float">
            <text:p>0,447213595499958</text:p>
          </table:table-cell>
          <table:table-cell table:formula="of:=[.B13]/SUM([.B$12:.B$13])" office:value-type="float" office:value="0.166666666666667" calcext:value-type="float">
            <text:p>0,166666666666667</text:p>
          </table:table-cell>
          <table:table-cell table:formula="of:=[.C13]*[.$D$3]" office:value-type="float" office:value="0.0277777777777778" calcext:value-type="float">
            <text:p>0,0277777777777778</text:p>
          </table:table-cell>
          <table:table-cell table:style-name="ce39"/>
          <table:table-cell table:number-columns-repeated="2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Q7:.Q8])*[.C12] + SUM([Оценка_целей.R7:.R8])*[.C13]) - COUNT([.C12:.C13]))/(COUNT([.C12:.C13]) - 1)" office:value-type="float" office:value="0" calcext:value-type="float">
            <text:p>0</text:p>
          </table:table-cell>
          <table:table-cell table:style-name="ce51" table:formula="of:=[.B14]/0.00001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4">
          <table:table-cell table:style-name="ce28" office:value-type="string" calcext:value-type="string">
            <text:p>Цели для обеспечения системы управления требованиями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/>
          <table:table-cell table:style-name="ce28" office:value-type="string" calcext:value-type="string">
            <text:p>Задачи</text:p>
          </table:table-cell>
          <table:table-cell table:style-name="ce56" office:value-type="string" calcext:value-type="string">
            <text:p>Глобальные приоритеты</text:p>
          </table:table-cell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OWER(PRODUCT([Оценка_целей.B12:.E12]); 1/4)" office:value-type="float" office:value="0.38609739509609" calcext:value-type="float">
            <text:p>0,38609739509609</text:p>
          </table:table-cell>
          <table:table-cell table:formula="of:=[.B17]/SUM([.B$17:.B$20])" office:value-type="float" office:value="0.0764242516984691" calcext:value-type="float">
            <text:p>0,0764242516984691</text:p>
          </table:table-cell>
          <table:table-cell table:formula="of:=[.C17]*SUM([.$D$7]; [.$D$12])" office:value-type="float" office:value="0.0265361985064129" calcext:value-type="float">
            <text:p>0,0265361985064129</text:p>
          </table:table-cell>
          <table:table-cell/>
          <table:table-cell table:style-name="ce54" office:value-type="string" calcext:value-type="string">
            <text:p>Составить матрицу заинтересованных сторон (RACI)</text:p>
          </table:table-cell>
          <table:table-cell table:style-name="ce57" table:formula="of:=[.D17]*[.D7]+[.D31]*[.D12]" office:value-type="float" office:value="0.0124177044948325" calcext:value-type="float">
            <text:p>0,0124177044948325</text:p>
          </table:table-cell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OWER(PRODUCT([Оценка_целей.B13:.E13]); 1/4)" office:value-type="float" office:value="1.31607401295249" calcext:value-type="float">
            <text:p>1,31607401295249</text:p>
          </table:table-cell>
          <table:table-cell table:formula="of:=[.B18]/SUM([.B$17:.B$20])" office:value-type="float" office:value="0.260504144542762" calcext:value-type="float">
            <text:p>0,260504144542762</text:p>
          </table:table-cell>
          <table:table-cell table:formula="of:=[.C18]*SUM([.$D$7]; [.$D$8])" office:value-type="float" office:value="0.217086787118968" calcext:value-type="float">
            <text:p>0,217086787118968</text:p>
          </table:table-cell>
          <table:table-cell/>
          <table:table-cell table:style-name="ce50" office:value-type="string" calcext:value-type="string">
            <text:p>Провести анализ конкурентов</text:p>
          </table:table-cell>
          <table:table-cell table:style-name="ce58" table:formula="of:=[.D18]*[.D7]+[.D24]*[.D8]" office:value-type="float" office:value="0.108528611620912" calcext:value-type="float">
            <text:p>0,108528611620912</text:p>
          </table:table-cell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OWER(PRODUCT([Оценка_целей.B14:.E14]); 1/4)" office:value-type="float" office:value="0.759835685651593" calcext:value-type="float">
            <text:p>0,759835685651593</text:p>
          </table:table-cell>
          <table:table-cell table:formula="of:=[.B19]/SUM([.B$17:.B$20])" office:value-type="float" office:value="0.150402137976777" calcext:value-type="float">
            <text:p>0,150402137976777</text:p>
          </table:table-cell>
          <table:table-cell table:formula="of:=[.C19]*SUM([.$D$7]; [.$D$8])" office:value-type="float" office:value="0.125335114980647" calcext:value-type="float">
            <text:p>0,125335114980647</text:p>
          </table:table-cell>
          <table:table-cell table:style-name="ce39"/>
          <table:table-cell table:style-name="ce50" office:value-type="string" calcext:value-type="string">
            <text:p>Написать баг-репорт и провести переоценку ресурсов</text:p>
          </table:table-cell>
          <table:table-cell table:style-name="ce58" table:formula="of:=[.D19]*[.D7]+[.D25]*[.D8]" office:value-type="float" office:value="0.170409288523732" calcext:value-type="float">
            <text:p>0,170409288523732</text:p>
          </table:table-cell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OWER(PRODUCT([Оценка_целей.B15:.E15]); 1/4)" office:value-type="float" office:value="2.59002006411135" calcext:value-type="float">
            <text:p>2,59002006411135</text:p>
          </table:table-cell>
          <table:table-cell table:formula="of:=[.B20]/SUM([.B$17:.B$20])" office:value-type="float" office:value="0.512669465781992" calcext:value-type="float">
            <text:p>0,512669465781992</text:p>
          </table:table-cell>
          <table:table-cell table:formula="of:=[.C20]*SUM([.$D$7]; [.$D$8])" office:value-type="float" office:value="0.427224554818327" calcext:value-type="float">
            <text:p>0,427224554818327</text:p>
          </table:table-cell>
          <table:table-cell/>
          <table:table-cell table:style-name="ce50" office:value-type="string" calcext:value-type="string">
            <text:p>Провести анализ доступных вендоров и оценить риски</text:p>
          </table:table-cell>
          <table:table-cell table:style-name="ce58" table:formula="of:=[.D20]*[.D7]+[.D26]*[.D8]" office:value-type="float" office:value="0.3389362474088" calcext:value-type="float">
            <text:p>0,3389362474088</text:p>
          </table:table-cell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B12:.B15])*[.C17] + SUM([Оценка_целей.C12:.C15])*[.C18]+ SUM([Оценка_целей.D12:.D15])*[.C19]+ SUM([Оценка_целей.E12:.E15])*[.C20]) - COUNT([.C17:.C20]))/(COUNT([.C17:.C20]) - 1)" office:value-type="float" office:value="0.0642363476235334" calcext:value-type="float">
            <text:p>0,0642363476235334</text:p>
          </table:table-cell>
          <table:table-cell table:style-name="ce51" table:formula="of:=[.B21]/0.9" office:value-type="float" office:value="0.0713737195817038" calcext:value-type="float">
            <text:p>0,0713737195817038</text:p>
          </table:table-cell>
          <table:table-cell table:style-name="ce36"/>
          <table:table-cell/>
          <table:table-cell table:style-name="ce50" office:value-type="string" calcext:value-type="string">
            <text:p>Составить чек-лист вопросов заказчику</text:p>
          </table:table-cell>
          <table:table-cell table:style-name="ce58" table:formula="of:=[.D27]*[.D8]+[.D32]*[.D12]+[.D37]*[.D13]" office:value-type="float" office:value="0.113340121205169" calcext:value-type="float">
            <text:p>0,113340121205169</text:p>
          </table:table-cell>
        </table:table-row>
        <table:table-row table:style-name="ro4">
          <table:table-cell table:style-name="ce48" table:number-columns-repeated="4"/>
          <table:table-cell/>
          <table:table-cell table:style-name="ce50" office:value-type="string" calcext:value-type="string">
            <text:p>Назначить расписание встреч с заказчиком</text:p>
          </table:table-cell>
          <table:table-cell table:style-name="ce58" table:formula="of:=[.D33]*[.D12]+[.D38]*[.D13]" office:value-type="float" office:value="0.0102396435828261" calcext:value-type="float">
            <text:p>0,0102396435828261</text:p>
          </table:table-cell>
        </table:table-row>
        <table:table-row table:style-name="ro8">
          <table:table-cell table:style-name="ce33" office:value-type="string" calcext:value-type="string">
            <text:p>Цели для обеспечения оценки рисков </text:p>
            <text:p>Миграции проекта на другую платформу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/>
          <table:table-cell table:style-name="ce50" office:value-type="string" calcext:value-type="string">
            <text:p>Помочь определить цели и задачи корпоративного сайта для бизнеса заказчика</text:p>
          </table:table-cell>
          <table:table-cell table:style-name="ce58" table:formula="of:=[.D39]*[.D13]" office:value-type="float" office:value="0.0000550825890466967" calcext:value-type="float">
            <text:p>5,50825890466967E-05</text:p>
          </table:table-cell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OWER(PRODUCT([Оценка_целей.H12:.K12]); 1/4)" office:value-type="float" office:value="0.577350269189626" calcext:value-type="float">
            <text:p>0,577350269189626</text:p>
          </table:table-cell>
          <table:table-cell table:formula="of:=[.B24]/SUM([.B$24:.B$27])" office:value-type="float" office:value="0.121540219464564" calcext:value-type="float">
            <text:p>0,121540219464564</text:p>
          </table:table-cell>
          <table:table-cell table:formula="of:=[.C24]*SUM([.$D$7]; [.$D$8])" office:value-type="float" office:value="0.10128351622047" calcext:value-type="float">
            <text:p>0,10128351622047</text:p>
          </table:table-cell>
          <table:table-cell/>
          <table:table-cell table:style-name="ce55" office:value-type="string" calcext:value-type="string">
            <text:p>Привлечь экспертов со стороны заказчика</text:p>
          </table:table-cell>
          <table:table-cell table:style-name="ce59" table:formula="of:=[.D40]*[.D13]" office:value-type="float" office:value="0.000184179736989894" calcext:value-type="float">
            <text:p>0,000184179736989894</text:p>
          </table:table-cell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OWER(PRODUCT([Оценка_целей.H13:.K13]); 1/4)" office:value-type="float" office:value="1.31607401295249" calcext:value-type="float">
            <text:p>1,31607401295249</text:p>
          </table:table-cell>
          <table:table-cell table:formula="of:=[.B25]/SUM([.B$24:.B$27])" office:value-type="float" office:value="0.277051787973306" calcext:value-type="float">
            <text:p>0,277051787973306</text:p>
          </table:table-cell>
          <table:table-cell table:formula="of:=[.C25]*SUM([.$D$7]; [.$D$8])" office:value-type="float" office:value="0.230876489977755" calcext:value-type="float">
            <text:p>0,2308764899777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OWER(PRODUCT([Оценка_целей.H14:.K14]); 1/4)" office:value-type="float" office:value="2.27950705695478" calcext:value-type="float">
            <text:p>2,27950705695478</text:p>
          </table:table-cell>
          <table:table-cell table:formula="of:=[.B26]/SUM([.B$24:.B$27])" office:value-type="float" office:value="0.479867773097566" calcext:value-type="float">
            <text:p>0,479867773097566</text:p>
          </table:table-cell>
          <table:table-cell table:formula="of:=[.C26]*SUM([.$D$7]; [.$D$8])" office:value-type="float" office:value="0.399889810914638" calcext:value-type="float">
            <text:p>0,3998898109146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H15:.K15]); 1/4)" office:value-type="float" office:value="0.577350269189626" calcext:value-type="float">
            <text:p>0,577350269189626</text:p>
          </table:table-cell>
          <table:table-cell table:formula="of:=[.B27]/SUM([.B$24:.B$27])" office:value-type="float" office:value="0.121540219464564" calcext:value-type="float">
            <text:p>0,121540219464564</text:p>
          </table:table-cell>
          <table:table-cell table:formula="of:=[.C27]*SUM([.$D$8]; [.$D12]; [.$D$13])" office:value-type="float" office:value="0.0962193404094465" calcext:value-type="float">
            <text:p>0,0962193404094465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H12:.H15])*[.C24] + SUM([Оценка_целей.I12:.I15])*[.C25]+ SUM([Оценка_целей.J12:.J15])*[.C26]+ SUM([Оценка_целей.K12:.K15])*[.C27]) - COUNT([.C24:.C27]))/(COUNT([.C24:.C27]) - 1)" office:value-type="float" office:value="0.0657624671678615" calcext:value-type="float">
            <text:p>0,0657624671678615</text:p>
          </table:table-cell>
          <table:table-cell table:style-name="ce51" table:formula="of:=[.B28]/0.9" office:value-type="float" office:value="0.0730694079642905" calcext:value-type="float">
            <text:p>0,0730694079642905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8">
          <table:table-cell table:style-name="ce33" office:value-type="string" calcext:value-type="string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OWER(PRODUCT([Оценка_целей.N12:.P12]); 1/3)" office:value-type="float" office:value="0.480749856769136" calcext:value-type="float">
            <text:p>0,480749856769136</text:p>
          </table:table-cell>
          <table:table-cell table:formula="of:=[.B31]/SUM([.B$31:.B$33])" office:value-type="float" office:value="0.142857142857143" calcext:value-type="float">
            <text:p>0,142857142857143</text:p>
          </table:table-cell>
          <table:table-cell table:formula="of:=[.C31]*SUM([.$D$7]; [.$D$12])" office:value-type="float" office:value="0.0496031746031746" calcext:value-type="float">
            <text:p>0,04960317460317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N13:.P13]); 1/3)" office:value-type="float" office:value="1.44224957030741" calcext:value-type="float">
            <text:p>1,44224957030741</text:p>
          </table:table-cell>
          <table:table-cell table:formula="of:=[.B32]/SUM([.B$31:.B$33])" office:value-type="float" office:value="0.428571428571429" calcext:value-type="float">
            <text:p>0,428571428571429</text:p>
          </table:table-cell>
          <table:table-cell table:formula="of:=[.C32]*SUM([.$D$8]; [.$D12]; [.$D$13])" office:value-type="float" office:value="0.339285714285714" calcext:value-type="float">
            <text:p>0,3392857142857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OWER(PRODUCT([Оценка_целей.N14:.P14]); 1/3)" office:value-type="float" office:value="1.44224957030741" calcext:value-type="float">
            <text:p>1,44224957030741</text:p>
          </table:table-cell>
          <table:table-cell table:formula="of:=[.B33]/SUM([.B$31:.B$33])" office:value-type="float" office:value="0.428571428571429" calcext:value-type="float">
            <text:p>0,428571428571429</text:p>
          </table:table-cell>
          <table:table-cell table:formula="of:=[.C33]*SUM([.$D$12]; [.$D$13])" office:value-type="float" office:value="0.0714285714285714" calcext:value-type="float">
            <text:p>0,0714285714285714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N12:.N14])*[.C31] + SUM([Оценка_целей.O12:.O14])*[.C32]+ SUM([Оценка_целей.P12:.P14])*[.C33]) - COUNT([.C31:.C33]))/(COUNT([.C31:.C33]) - 1)" office:value-type="float" office:value="0" calcext:value-type="float">
            <text:p>0</text:p>
          </table:table-cell>
          <table:table-cell table:style-name="ce51" table:formula="of:=[.B34]/0.58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4">
          <table:table-cell table:style-name="ce48" table:number-columns-repeated="4"/>
          <table:table-cell table:number-columns-repeated="3"/>
        </table:table-row>
        <table:table-row table:style-name="ro4">
          <table:table-cell table:style-name="ce28" office:value-type="string" calcext:value-type="string">
            <text:p>Цели для введения системы мониторинга лояльности заказчика</text:p>
          </table:table-cell>
          <table:table-cell table:style-name="ce33" office:value-type="string" calcext:value-type="string">
            <text:p>Собственный вектор</text:p>
          </table:table-cell>
          <table:table-cell table:style-name="ce33" office:value-type="string" calcext:value-type="string">
            <text:p>Локальные приоритеты</text:p>
          </table:table-cell>
          <table:table-cell table:style-name="ce25"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OWER(PRODUCT([Оценка_целей.S12:.V12]); 1/4)" office:value-type="float" office:value="1.31607401295249" calcext:value-type="float">
            <text:p>1,31607401295249</text:p>
          </table:table-cell>
          <table:table-cell table:formula="of:=[.B37]/SUM([.B$37:.B$40])" office:value-type="float" office:value="0.276480799256821" calcext:value-type="float">
            <text:p>0,276480799256821</text:p>
          </table:table-cell>
          <table:table-cell table:formula="of:=[.C37]*SUM([.$D$8]; [.$D12]; [.$D$13])" office:value-type="float" office:value="0.218880632744983" calcext:value-type="float">
            <text:p>0,2188806327449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OWER(PRODUCT([Оценка_целей.S13:.V13]); 1/4)" office:value-type="float" office:value="1.96798967126543" calcext:value-type="float">
            <text:p>1,96798967126543</text:p>
          </table:table-cell>
          <table:table-cell table:formula="of:=[.B38]/SUM([.B$37:.B$40])" office:value-type="float" office:value="0.413435226199757" calcext:value-type="float">
            <text:p>0,413435226199757</text:p>
          </table:table-cell>
          <table:table-cell table:formula="of:=[.C38]*[.$D$13]" office:value-type="float" office:value="0.0114843118388821" calcext:value-type="float">
            <text:p>0,01148431183888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омочь определить цели и задачи корпоративного сайта для бизнеса заказчика</text:p>
          </table:table-cell>
          <table:table-cell table:formula="of:=POWER(PRODUCT([Оценка_целей.S14:.V14]); 1/4)" office:value-type="float" office:value="0.339808848969425" calcext:value-type="float">
            <text:p>0,339808848969425</text:p>
          </table:table-cell>
          <table:table-cell table:formula="of:=[.B39]/SUM([.B$37:.B$40])" office:value-type="float" office:value="0.071387035404519" calcext:value-type="float">
            <text:p>0,071387035404519</text:p>
          </table:table-cell>
          <table:table-cell table:formula="of:=[.C39]*[.$D$13]" office:value-type="float" office:value="0.00198297320568108" calcext:value-type="float">
            <text:p>0,0019829732056810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ивлечь экспертов со стороны заказчика</text:p>
          </table:table-cell>
          <table:table-cell table:formula="of:=POWER(PRODUCT([Оценка_целей.S15:.V15]); 1/4)" office:value-type="float" office:value="1.1362193664675" calcext:value-type="float">
            <text:p>1,1362193664675</text:p>
          </table:table-cell>
          <table:table-cell table:formula="of:=[.B40]/SUM([.B$37:.B$40])" office:value-type="float" office:value="0.238696939138903" calcext:value-type="float">
            <text:p>0,238696939138903</text:p>
          </table:table-cell>
          <table:table-cell table:formula="of:=[.C40]*[.$D$13]" office:value-type="float" office:value="0.0066304705316362" calcext:value-type="float">
            <text:p>0,0066304705316362</text:p>
          </table:table-cell>
          <table:table-cell table:number-columns-repeated="3"/>
        </table:table-row>
        <table:table-row table:style-name="ro4">
          <table:table-cell table:style-name="ce46" office:value-type="string" calcext:value-type="string">
            <text:p>Индекс согласованности | Отношение согласованности</text:p>
          </table:table-cell>
          <table:table-cell table:style-name="ce26" table:formula="of:=((SUM([Оценка_целей.S12:.S15])*[.C37] + SUM([Оценка_целей.T12:.T15])*[.C38]+ SUM([Оценка_целей.U12:.U15])*[.C39]+ SUM([Оценка_целей.V12:.V15])*[.C40]) - COUNT([.C37:.C40]))/(COUNT([.C37:.C40]) - 1)" office:value-type="float" office:value="0.0698714943603391" calcext:value-type="float">
            <text:p>0,0698714943603391</text:p>
          </table:table-cell>
          <table:table-cell table:style-name="ce51" table:formula="of:=[.B41]/0.9" office:value-type="float" office:value="0.0776349937337101" calcext:value-type="float">
            <text:p>0,0776349937337101</text:p>
          </table:table-cell>
          <table:table-cell table:style-name="ce36"/>
          <table:table-cell table:number-columns-repeated="3"/>
        </table:table-row>
      </table:table>
      <table:table table:name="Парное сравнение" table:style-name="ta1">
        <table:table-column table:style-name="co13" table:default-cell-style-name="ce78"/>
        <table:table-column table:style-name="co1" table:number-columns-repeated="5" table:default-cell-style-name="Default"/>
        <table:table-column table:style-name="co14" table:default-cell-style-name="ce26"/>
        <table:table-column table:style-name="co13" table:default-cell-style-name="ce26"/>
        <table:table-row table:style-name="ro4">
          <table:table-cell table:style-name="ce77"/>
          <table:table-cell table:style-name="ce82" office:value-type="string" calcext:value-type="string">
            <text:p><text:s/>x1</text:p>
          </table:table-cell>
          <table:table-cell table:style-name="ce85" office:value-type="string" calcext:value-type="string">
            <text:p>x2</text:p>
          </table:table-cell>
          <table:table-cell table:style-name="ce85" office:value-type="string" calcext:value-type="string">
            <text:p>x3</text:p>
          </table:table-cell>
          <table:table-cell table:style-name="ce85" office:value-type="string" calcext:value-type="string">
            <text:p>x4</text:p>
          </table:table-cell>
          <table:table-cell table:style-name="ce86" office:value-type="string" calcext:value-type="string">
            <text:p>x5</text:p>
          </table:table-cell>
          <table:table-cell table:style-name="ce80" office:value-type="string" calcext:value-type="string">
            <text:p>Сумма элементов</text:p>
          </table:table-cell>
          <table:table-cell table:style-name="ce80" office:value-type="string" calcext:value-type="string">
            <text:p>Ранг альтернативы</text:p>
          </table:table-cell>
        </table:table-row>
        <table:table-row table:style-name="ro4">
          <table:table-cell office:value-type="string" calcext:value-type="string">
            <text:p>x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formula="of:=SUM([.B2:.F2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formula="of:=SUM([.B3:.F3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x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formula="of:=SUM([.B4:.F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formula="of:=SUM([.B5:.F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79" office:value-type="string" calcext:value-type="string">
            <text:p>x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formula="of:=SUM([.B6:.F6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80" office:value-type="string" calcext:value-type="string">
            <text:p>Ранг альтернативы</text:p>
          </table:table-cell>
          <table:table-cell table:style-name="ce77" table:formula="of:=SUM([.B2:.B6])" office:value-type="float" office:value="1" calcext:value-type="float">
            <text:p>1</text:p>
          </table:table-cell>
          <table:table-cell table:style-name="ce77" table:formula="of:=SUM([.C2:.C6])" office:value-type="float" office:value="4" calcext:value-type="float">
            <text:p>4</text:p>
          </table:table-cell>
          <table:table-cell table:style-name="ce77" table:formula="of:=SUM([.D2:.D6])" office:value-type="float" office:value="5" calcext:value-type="float">
            <text:p>5</text:p>
          </table:table-cell>
          <table:table-cell table:style-name="ce77" table:formula="of:=SUM([.E2:.E6])" office:value-type="float" office:value="3" calcext:value-type="float">
            <text:p>3</text:p>
          </table:table-cell>
          <table:table-cell table:style-name="ce77" table:formula="of:=SUM([.F2:.F6])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style-name="ce81"/>
          <table:table-cell table:number-columns-repeated="5"/>
          <table:table-cell table:style-name="Default" table:number-columns-repeated="2"/>
        </table:table-row>
        <table:table-row table:style-name="ro4" table:number-rows-repeated="3"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4">
          <table:table-cell table:style-name="Default"/>
          <table:table-cell office:value-type="string" calcext:value-type="string">
            <text:p>x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05:05.199045012</meta:creation-date>
    <dc:date>2022-12-02T07:14:47.767820293</dc:date>
    <meta:editing-duration>PT11H39M19S</meta:editing-duration>
    <meta:editing-cycles>28</meta:editing-cycles>
    <meta:generator>LibreOffice/7.4.2.3$Linux_X86_64 LibreOffice_project/40$Build-3</meta:generator>
    <meta:document-statistic meta:table-count="5" meta:cell-count="470" meta:object-count="0"/>
  </office:meta>
</office:document-meta>
</file>